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automatic-styles>
    <style:style style:name="Table3" style:family="table">
      <style:table-properties style:width="18.186cm" fo:margin-left="-0.196cm" fo:break-before="auto" fo:break-after="auto" table:align="left" fo:background-color="transparent" style:may-break-between-rows="true">
        <style:background-image/>
      </style:table-properties>
    </style:style>
    <style:style style:name="Table3.A" style:family="table-column">
      <style:table-column-properties style:column-width="0.891cm"/>
    </style:style>
    <style:style style:name="Table3.B" style:family="table-column">
      <style:table-column-properties style:column-width="3.704cm"/>
    </style:style>
    <style:style style:name="Table3.C" style:family="table-column">
      <style:table-column-properties style:column-width="3.51cm"/>
    </style:style>
    <style:style style:name="Table3.D" style:family="table-column">
      <style:table-column-properties style:column-width="2.286cm"/>
    </style:style>
    <style:style style:name="Table3.E" style:family="table-column">
      <style:table-column-properties style:column-width="4.81cm"/>
    </style:style>
    <style:style style:name="Table3.F" style:family="table-column">
      <style:table-column-properties style:column-width="2.985cm"/>
    </style:style>
    <style:style style:name="Table3.1" style:family="table-row">
      <style:table-row-properties fo:background-color="transparent" fo:keep-together="always">
        <style:background-image/>
      </style:table-row-properties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left="0cm" fo:margin-right="0.039cm" fo:line-height="115%" fo:text-align="justify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officeooo:paragraph-rsid="00121987" fo:background-color="#ffff00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2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officeooo:paragraph-rsid="00121987" fo:background-color="#ffffff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3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0pt" officeooo:paragraph-rsid="00121987" fo:background-color="transparent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4pt" officeooo:paragraph-rsid="00121987" fo:background-color="#ffffff" style:font-name-asian="Times New Rom愀渀" style:font-size-asian="14pt" style:language-asian="ru" style:country-asian="RU" style:font-name-complex="Times New Roman" style:font-size-complex="14pt" style:language-complex="ar" style:country-complex="SA" style:font-style-complex="italic"/>
    </style:style>
    <style:style style:name="P5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officeooo:paragraph-rsid="00121987"/>
    </style:style>
    <style:style style:name="P6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0pt" officeooo:rsid="0073daa3" officeooo:paragraph-rsid="001a445a" fo:background-color="transparent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T1" style:family="text">
      <style:text-properties fo:color="#000000" loext:opacity="100%" fo:font-size="10pt" fo:language="en" fo:country="US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T2" style:family="text">
      <style:text-properties fo:color="#000000" loext:opacity="100%" fo:font-size="10pt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абличная форма перечня заимствованных программных компонентов с открытым исходным кодом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"><text:span text:style-name="Основной_20_шрифт_20_абзаца"><text:span text:style-name="T2">№<text:line-break/>п</text:span></text:span><text:span text:style-name="Основной_20_шрифт_20_абзаца"><text:span text:style-name="T1">/</text:span></text:span><text:span text:style-name="Основной_20_шрифт_20_абзаца"><text:span text:style-name="T2">п</text:span></text:span></text:p>
          </table:table-cell>
          <table:table-cell table:style-name="Table3.A1" office:value-type="string">
            <text:p text:style-name="P3">Наименование компонента</text:p>
          </table:table-cell>
          <table:table-cell table:style-name="Table3.C1" office:value-type="string">
            <text:p text:style-name="P3">Версия компонента</text:p>
          </table:table-cell>
          <table:table-cell table:style-name="Table3.A1" office:value-type="string">
            <text:p text:style-name="P6">Язык (языки) програм-мирования, на котором написан компонент</text:p>
          </table:table-cell>
          <table:table-cell table:style-name="Table3.A1" office:value-type="string">
            <text:p text:style-name="P3">Принадлежность компонента к поверхности атаки программного обеспечения и (или) к компонентам, реализующим функции безопасности</text:p>
          </table:table-cell>
          <table:table-cell table:style-name="Table3.A1" office:value-type="string">
            <text:p text:style-name="P3">Адрес веб-ресурса, на котором расположен исходный код компонента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7:54:17.149693882</meta:creation-date>
    <dc:date>2024-10-23T18:59:48.170014701</dc:date>
    <meta:editing-duration>PT1H15M33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7" meta:word-count="45" meta:character-count="383" meta:non-whitespace-character-count="345"/>
  </office:meta>
</office:document-meta>
</file>